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6c267"/>
    </style:style>
    <style:style style:name="P2" style:family="paragraph" style:parent-style-name="Standard">
      <style:text-properties officeooo:rsid="0006c267" officeooo:paragraph-rsid="0006c267"/>
    </style:style>
    <style:style style:name="T1" style:family="text">
      <style:text-properties officeooo:rsid="00019082"/>
    </style:style>
    <style:style style:name="T2" style:family="text">
      <style:text-properties officeooo:rsid="0006c2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text:span text:style-name="T1">SQL Assignment – </text:span><text:span text:style-name="T2">3</text:span></text:p>
      <text:p text:style-name="P1"/>
      <text:p text:style-name="P2">1) Does ANSI recognise the data type DATE?</text:p>
      <text:p text:style-name="P2">Ans: No</text:p>
      <text:p text:style-name="P2"/>
      <text:p text:style-name="P2">2) Which subdivision of SQL is used to insert values in tables?</text:p>
      <text:p text:style-name="P2">Ans: INSER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23:53:32.658309340</meta:creation-date>
    <dc:date>2023-09-12T23:54:53.145774638</dc:date>
    <meta:editing-duration>PT1M21S</meta:editing-duration>
    <meta:editing-cycles>1</meta:editing-cycles>
    <meta:document-statistic meta:table-count="0" meta:image-count="0" meta:object-count="0" meta:page-count="1" meta:paragraph-count="5" meta:word-count="27" meta:character-count="142" meta:non-whitespace-character-count="118"/>
    <meta:generator>LibreOffice/7.3.7.2$Linux_X86_64 LibreOffice_project/30$Build-2</meta:generator>
  </office:meta>
</office:document-meta>
</file>